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pt"/>
    </style:style>
    <style:style style:name="co2" style:family="table-column">
      <style:table-column-properties fo:break-before="auto" style:column-width="97.4pt"/>
    </style:style>
    <style:style style:name="co3" style:family="table-column">
      <style:table-column-properties fo:break-before="auto" style:column-width="28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8.9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28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101010" fo:background-color="#000080" style:diagonal-bl-tr="none" style:diagonal-tl-br="none" style:text-align-source="value-type" style:repeat-content="false" fo:wrap-option="wrap" fo:border-left="0.74pt solid #101010" style:direction="ltr" fo:padding="2.01pt" fo:border-right="0.74pt solid #101010" style:rotation-angle="0" style:rotation-align="none" style:shrink-to-fit="false" fo:border-top="0.74pt solid #10101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101010" fo:background-color="#ffffff" style:diagonal-bl-tr="none" style:diagonal-tl-br="none" fo:border-left="0.74pt solid #101010" fo:padding="2.01pt" fo:border-right="0.74pt solid #101010" style:rotation-align="none" fo:border-top="none"/>
    </style:style>
    <style:style style:name="ce4" style:family="table-cell" style:parent-style-name="Default">
      <style:table-cell-properties fo:background-color="#ffffff" style:diagonal-bl-tr="none" style:diagonal-tl-br="none" fo:border="0.74pt solid #101010" fo:padding="2.01pt" style:rotation-align="none"/>
    </style:style>
    <style:style style:name="ce5" style:family="table-cell" style:parent-style-name="Default">
      <style:table-cell-properties fo:background-color="#ffffff" style:diagonal-bl-tr="none" style:diagonal-tl-br="none" fo:border="0.74pt solid #10101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0.74pt solid #101010" fo:padding="2.01pt" fo:border-right="0.74pt solid #101010" style:rotation-align="none" fo:border-top="none"/>
    </style:style>
    <style:style style:name="ce7" style:family="table-cell" style:parent-style-name="Default">
      <style:table-cell-properties fo:border-bottom="1.76pt solid #101010" fo:background-color="#ffffff" style:diagonal-bl-tr="none" style:diagonal-tl-br="none" fo:border-left="0.74pt solid #101010" fo:padding="2.01pt" fo:border-right="0.74pt solid #101010" style:rotation-align="none" fo:border-top="0.74pt solid #101010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10101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size="12pt" fo:font-style="normal" fo:text-shadow="none" style:text-underline-style="none" fo:font-weight="normal" style:font-size-asian="12pt" style:font-style-asian="normal" style:font-weight-asian="normal" style:font-name-complex="MS Sans Serif" style:font-size-complex="12pt" style:font-style-complex="normal" style:font-weight-complex="normal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>
      <style:table-cell-properties style:diagonal-bl-tr="none" style:diagonal-tl-br="none" fo:border="none" fo:padding="2.01pt" style:rotation-align="non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101010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glyph-orientation-vertical="0" fo:border-bottom="1.76pt solid #101010" fo:background-color="#000080" style:diagonal-bl-tr="none" style:diagonal-tl-br="none" style:text-align-source="fix" style:repeat-content="false" fo:wrap-option="wrap" fo:border-left="0.74pt solid #101010" style:direction="ltr" fo:padding="2.01pt" fo:border-right="0.74pt solid #101010" style:rotation-angle="90" style:rotation-align="bottom" style:shrink-to-fit="false" fo:border-top="0.74pt solid #10101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style-complex="normal" fo:text-shadow="none" style:font-style-asian="normal" style:font-weight-complex="bold" style:font-weight-asian="bold" style:font-size-complex="12pt" style:font-size-asian="12pt" style:font-name-complex="MS Sans Serif" style:text-outline="false" fo:font-style="normal" style:text-line-through-type="none" style:text-underline-style="none" style:text-underline-color="font-color" fo:font-weight="bold" fo:font-size="12pt" style:font-name="MS Sans Serif" style:text-position="0% 100%"/>
    </style:style>
    <style:style style:name="T2" style:family="text">
      <style:text-properties style:font-style-complex="normal" fo:text-shadow="none" style:font-style-asian="normal" style:font-size-complex="12pt" style:font-size-asian="12pt" style:font-name-complex="MS Sans Serif" style:text-outline="false" fo:font-style="normal" style:text-line-through-type="none" style:text-underline-style="none" style:text-underline-color="font-color" fo:font-size="12pt" style:font-name="MS Sans Serif" style:text-position="0% 100%" style:font-weight-complex="normal" fo:font-weight="normal" style:font-weight-asian="normal"/>
    </style:style>
    <style:style style:name="T3" style:family="text">
      <style:text-properties style:font-style-complex="normal" fo:text-shadow="none" style:font-style-asian="normal" style:font-size-complex="12pt" style:font-size-asian="12pt" style:font-name-complex="MS Sans Serif" style:text-outline="false" fo:font-style="normal" style:text-line-through-type="none" style:text-underline-style="none" style:text-underline-color="font-color" fo:font-size="12pt" style:font-name="MS Sans Serif" style:text-position="0% 100%" fo:font-weight="bold" style:font-weight-complex="bold" style:font-weight-asian="bold"/>
    </style:style>
    <style:style style:name="T4" style:family="text">
      <style:text-properties style:font-style-complex="normal" fo:text-shadow="none" style:font-style-asian="normal" style:font-size-complex="12pt" style:font-size-asian="12pt" style:font-name-complex="MS Sans Serif" style:text-outline="false" fo:font-style="normal" style:text-line-through-type="none" style:text-underline-style="none" style:text-underline-color="font-color" fo:font-size="12pt" style:font-name="MS Sans Serif" style:text-position="0% 100%" fo:font-weight="normal" style:font-weight-asian="normal" style:font-weight-complex="normal"/>
    </style:style>
    <style:style style:name="T5" style:family="text">
      <style:text-properties style:font-style-complex="normal" fo:text-shadow="none" style:font-style-asian="normal" style:font-size-complex="12pt" style:font-size-asian="12pt" style:font-name-complex="MS Sans Serif" style:text-outline="false" fo:font-style="normal" style:text-line-through-type="none" style:text-underline-style="none" style:text-underline-color="font-color" fo:font-size="12pt" style:font-name="MS Sans Serif" style:text-position="0% 100%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Table 2. <text:s/>miRAGE tags of known miRNAs observed in colorectal cells</text:p>
          </table:table-cell>
          <table:table-cell table:style-name="ce10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miRNA Name</text:p>
          </table:table-cell>
          <table:table-cell table:style-name="ce12" office:value-type="string" calcext:value-type="string">
            <text:p>CACO-2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UAGCUUAUCAGACUGAUGUUGA</text:p>
          </table:table-cell>
          <table:table-cell table:style-name="ce3" office:value-type="string" calcext:value-type="string">
            <text:p><text:s/>HSA-MIR-21 <text:s/></text:p>
          </table:table-cell>
          <table:table-cell table:style-name="ce3" office:value-type="float" office:value="2347" calcext:value-type="float">
            <text:p>2347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CACUGUCUGGUAACGAUGU</text:p>
          </table:table-cell>
          <table:table-cell table:style-name="ce4" office:value-type="string" calcext:value-type="string">
            <text:p><text:s/>HSA-MIR-200A <text:s/>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UACUGCCGGGUAAUGAUGG</text:p>
          </table:table-cell>
          <table:table-cell table:style-name="ce4" office:value-type="string" calcext:value-type="string">
            <text:p><text:s/>HSA-MIR-200C <text:s/></text:p>
          </table:table-cell>
          <table:table-cell table:style-name="ce4" office:value-type="float" office:value="267" calcext:value-type="float">
            <text:p>267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AGAUGAAGCACUGUAGCUCA</text:p>
          </table:table-cell>
          <table:table-cell table:style-name="ce4" office:value-type="string" calcext:value-type="string">
            <text:p><text:s/>HSA-MIR-143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UACUGCCUGGUAAUGAUGAC</text:p>
          </table:table-cell>
          <table:table-cell table:style-name="ce4" office:value-type="string" calcext:value-type="string">
            <text:p><text:s/>HSA-MIR-200B <text:s/>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CACAGUGGCUAAGUUCCGC</text:p>
          </table:table-cell>
          <table:table-cell table:style-name="ce4" office:value-type="string" calcext:value-type="string">
            <text:p><text:s/>HSA-MIR-27A <text:s/>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GCUCAGUUCAGCAGGAACAG</text:p>
          </table:table-cell>
          <table:table-cell table:style-name="ce4" office:value-type="string" calcext:value-type="string">
            <text:p><text:s/>HSA-MIR-24 <text:s/>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CAAGUAAUCCAGGAUAGGC</text:p>
          </table:table-cell>
          <table:table-cell table:style-name="ce4" office:value-type="string" calcext:value-type="string">
            <text:p><text:s/>HSA-MIR-26A <text:s/>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GUCCAGUUUUCCCAGGAAUCCCUU</text:p>
          </table:table-cell>
          <table:table-cell table:style-name="ce4" office:value-type="string" calcext:value-type="string">
            <text:p><text:s/>HSA-MIR-145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CAGUACUGUGAUAACUGAAG</text:p>
          </table:table-cell>
          <table:table-cell table:style-name="ce4" office:value-type="string" calcext:value-type="string">
            <text:p><text:s/>HSA-MIR-101 <text:s/>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UAACAGCAACUCCAUGUGGA</text:p>
          </table:table-cell>
          <table:table-cell table:style-name="ce4" office:value-type="string" calcext:value-type="string">
            <text:p><text:s/>HSA-MIR-194 <text:s/>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UGACCUAUGAAUUGACAGCC</text:p>
          </table:table-cell>
          <table:table-cell table:style-name="ce4" office:value-type="string" calcext:value-type="string">
            <text:p><text:s/>HSA-MIR-192 <text:s/></text:p>
          </table:table-cell>
          <table:table-cell table:style-name="ce4" office:value-type="float" office:value="154" calcext:value-type="float">
            <text:p>154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ACCGUUACCAUUACUGAGUUU</text:p>
          </table:table-cell>
          <table:table-cell table:style-name="ce4" office:value-type="string" calcext:value-type="string">
            <text:p><text:s/>HSA-MIR-451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GCUGCCAGUUGAAGAACUGU</text:p>
          </table:table-cell>
          <table:table-cell table:style-name="ce4" office:value-type="string" calcext:value-type="string">
            <text:p><text:s/>HSA-MIR-22 <text:s/></text:p>
          </table:table-cell>
          <table:table-cell table:style-name="ce4" office:value-type="float" office:value="165" calcext:value-type="float">
            <text:p>165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GCAGCAUUGUACAGGGCUAUGA</text:p>
          </table:table-cell>
          <table:table-cell table:style-name="ce4" office:value-type="string" calcext:value-type="string">
            <text:p><text:s/>HSA-MIR-103 <text:s/></text:p>
          </table:table-cell>
          <table:table-cell table:style-name="ce4" office:value-type="float" office:value="238" calcext:value-type="float">
            <text:p>238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GCAGCACGUAAAUAUUGGCG</text:p>
          </table:table-cell>
          <table:table-cell table:style-name="ce4" office:value-type="string" calcext:value-type="string">
            <text:p><text:s/>HSA-MIR-16 <text:s/>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UUGCACUUGUCUCGGUCUGA</text:p>
          </table:table-cell>
          <table:table-cell table:style-name="ce4" office:value-type="string" calcext:value-type="string">
            <text:p><text:s/>HSA-MIR-25 <text:s/>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CACUGUCUGGUAAAGAUGG</text:p>
          </table:table-cell>
          <table:table-cell table:style-name="ce4" office:value-type="string" calcext:value-type="string">
            <text:p><text:s/>HSA-MIR-141 <text:s/>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GCACCAUUUGAAAUCAGUGUU</text:p>
          </table:table-cell>
          <table:table-cell table:style-name="ce4" office:value-type="string" calcext:value-type="string">
            <text:p><text:s/>HSA-MIR-29B <text:s/>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UAAACAUCCUUGACUGGA</text:p>
          </table:table-cell>
          <table:table-cell table:style-name="ce4" office:value-type="string" calcext:value-type="string">
            <text:p><text:s/>HSA-MIR-30E-5P <text:s/>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UAGUGUUUCCUACUUUAUGGA</text:p>
          </table:table-cell>
          <table:table-cell table:style-name="ce4" office:value-type="string" calcext:value-type="string">
            <text:p><text:s/>HSA-MIR-142-3P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ACGGAAUCCCAAAAGCAGCU</text:p>
          </table:table-cell>
          <table:table-cell table:style-name="ce4" office:value-type="string" calcext:value-type="string">
            <text:p><text:s/>HSA-MIR-191 <text:s/>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ACUGGCCUACAAAGUCCCAG</text:p>
          </table:table-cell>
          <table:table-cell table:style-name="ce5" office:value-type="string" calcext:value-type="string">
            <text:p><text:s/>HSA-MIR-193A <text:s/></text:p>
          </table:table-cell>
          <table:table-cell table:style-name="ce5" office:value-type="float" office:value="164" calcext:value-type="float">
            <text:p>164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ACAGUAUAGAUGAUGUACUAG</text:p>
          </table:table-cell>
          <table:table-cell table:style-name="ce5" office:value-type="string" calcext:value-type="string">
            <text:p><text:s/>HSA-MIR-144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GCUACAUCUGGCUACUGGGUCUC</text:p>
          </table:table-cell>
          <table:table-cell table:style-name="ce4" office:value-type="string" calcext:value-type="string">
            <text:p><text:s/>HSA-MIR-222 <text:s/>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UGCAAAUCCAUGCAAAACUGA</text:p>
          </table:table-cell>
          <table:table-cell table:style-name="ce4" office:value-type="string" calcext:value-type="string">
            <text:p><text:s/>HSA-MIR-19B <text:s/>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UAAACAUCCCCGACUGGAAG</text:p>
          </table:table-cell>
          <table:table-cell table:style-name="ce5" office:value-type="string" calcext:value-type="string">
            <text:p><text:s/>HSA-MIR-30D <text:s/></text:p>
          </table:table-cell>
          <table:table-cell table:style-name="ce5" office:value-type="float" office:value="141" calcext:value-type="float">
            <text:p>14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GGCAAGAUGCUGGCAUAGCUG</text:p>
          </table:table-cell>
          <table:table-cell table:style-name="ce4" office:value-type="string" calcext:value-type="string">
            <text:p><text:s/>HSA-MIR-31 <text:s/>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UAAACAUCCUCGACUGGAAG</text:p>
          </table:table-cell>
          <table:table-cell table:style-name="ce4" office:value-type="string" calcext:value-type="string">
            <text:p><text:s/>HSA-MIR-30A-5P <text:s/>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UCACAUUGCCAGGGAUUUCC</text:p>
          </table:table-cell>
          <table:table-cell table:style-name="ce4" office:value-type="string" calcext:value-type="string">
            <text:p><text:s/>HSA-MIR-23A <text:s/>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AGGUAGUAGUUUGUACAGU</text:p>
          </table:table-cell>
          <table:table-cell table:style-name="ce5" office:value-type="string" calcext:value-type="string">
            <text:p><text:s/>HSA-LET-7G <text:s/>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GCACCAUCUGAAAUCGGUU</text:p>
          </table:table-cell>
          <table:table-cell table:style-name="ce4" office:value-type="string" calcext:value-type="string">
            <text:p><text:s/>HSA-MIR-29A <text:s/>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CACAGUGGCUAAGUUCUGC</text:p>
          </table:table-cell>
          <table:table-cell table:style-name="ce4" office:value-type="string" calcext:value-type="string">
            <text:p><text:s/>HSA-MIR-27B <text:s/>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AGGUAGUAGAUUGUAUAGUU</text:p>
          </table:table-cell>
          <table:table-cell table:style-name="ce4" office:value-type="string" calcext:value-type="string">
            <text:p><text:s/>HSA-LET-7F <text:s/>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UAUAAUACAACCUGAUAAGUG</text:p>
          </table:table-cell>
          <table:table-cell table:style-name="ce5" office:value-type="string" calcext:value-type="string">
            <text:p><text:s/>HSA-MIR-374 <text:s/>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GGUGCAUCUAGUGCAGAUA</text:p>
          </table:table-cell>
          <table:table-cell table:style-name="ce4" office:value-type="string" calcext:value-type="string">
            <text:p><text:s/>HSA-MIR-18A <text:s/>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AGGUAGUAGGUUGUAUAGUU</text:p>
          </table:table-cell>
          <table:table-cell table:style-name="ce4" office:value-type="string" calcext:value-type="string">
            <text:p><text:s/>HSA-LET-7A <text:s/>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AAGAGCAAUAACGAAAAAUGU</text:p>
          </table:table-cell>
          <table:table-cell table:style-name="ce5" office:value-type="string" calcext:value-type="string">
            <text:p><text:s/>HSA-MIR-335 <text:s/>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UUGCACUUGUCCCGGCCUG</text:p>
          </table:table-cell>
          <table:table-cell table:style-name="ce4" office:value-type="string" calcext:value-type="string">
            <text:p><text:s/>HSA-MIR-92 <text:s/>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AGUGCUGACAGUGCAGAU</text:p>
          </table:table-cell>
          <table:table-cell table:style-name="ce4" office:value-type="string" calcext:value-type="string">
            <text:p><text:s/>HSA-MIR-106B <text:s/>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GCAGCACAUAAUGGUUUGUG</text:p>
          </table:table-cell>
          <table:table-cell table:style-name="ce4" office:value-type="string" calcext:value-type="string">
            <text:p><text:s/>HSA-MIR-15A <text:s/>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GUGCAUUGUAGUUGCAUUG</text:p>
          </table:table-cell>
          <table:table-cell table:style-name="ce4" office:value-type="string" calcext:value-type="string">
            <text:p><text:s/>HSA-MIR-33 <text:s/>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AAGUGCUGCGACAUUUGAGCGU</text:p>
          </table:table-cell>
          <table:table-cell table:style-name="ce5" office:value-type="string" calcext:value-type="string">
            <text:p><text:s/>HSA-MIR-372 <text:s/></text:p>
          </table:table-cell>
          <table:table-cell table:style-name="ce5" office:value-type="float" office:value="265" calcext:value-type="float">
            <text:p>265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UCACAUUGCCAGGGAUUACC</text:p>
          </table:table-cell>
          <table:table-cell table:style-name="ce5" office:value-type="string" calcext:value-type="string">
            <text:p><text:s/>HSA-MIR-23B <text:s/>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GAAGUGCUUCGAUUUUGGGGUGU</text:p>
          </table:table-cell>
          <table:table-cell table:style-name="ce5" office:value-type="string" calcext:value-type="string">
            <text:p><text:s/>HSA-MIR-373 <text:s/></text:p>
          </table:table-cell>
          <table:table-cell table:style-name="ce5" office:value-type="float" office:value="247" calcext:value-type="float">
            <text:p>247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UAAACAUCCUACACUCAGCU</text:p>
          </table:table-cell>
          <table:table-cell table:style-name="ce5" office:value-type="string" calcext:value-type="string">
            <text:p><text:s/>HSA-MIR-30B <text:s/>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GUACCGUGAGUAAUAAUGC</text:p>
          </table:table-cell>
          <table:table-cell table:style-name="ce5" office:value-type="string" calcext:value-type="string">
            <text:p><text:s/>HSA-MIR-126 <text:s/>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UGCAAAUCUAUGCAAAACUGA</text:p>
          </table:table-cell>
          <table:table-cell table:style-name="ce4" office:value-type="string" calcext:value-type="string">
            <text:p><text:s/>HSA-MIR-19A <text:s/>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UAAACAUCCUACACUCUCAGC</text:p>
          </table:table-cell>
          <table:table-cell table:style-name="ce4" office:value-type="string" calcext:value-type="string">
            <text:p><text:s/>HSA-MIR-30C <text:s/>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CAAGUAAUUCAGGAUAGGUU</text:p>
          </table:table-cell>
          <table:table-cell table:style-name="ce4" office:value-type="string" calcext:value-type="string">
            <text:p><text:s/>HSA-MIR-26B <text:s/>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UUGCACAUUACUAAGUUGC</text:p>
          </table:table-cell>
          <table:table-cell table:style-name="ce4" office:value-type="string" calcext:value-type="string">
            <text:p><text:s/>HSA-MIR-32 <text:s/>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CCCUGAGACCCUAACUUGUGA</text:p>
          </table:table-cell>
          <table:table-cell table:style-name="ce4" office:value-type="string" calcext:value-type="string">
            <text:p><text:s/>HSA-MIR-125B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GCUACAUUGUCUGCUGGGUUUC</text:p>
          </table:table-cell>
          <table:table-cell table:style-name="ce4" office:value-type="string" calcext:value-type="string">
            <text:p><text:s/>HSA-MIR-221 <text:s/>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GCAGCAUUGUACAGGGCUAUCA</text:p>
          </table:table-cell>
          <table:table-cell table:style-name="ce4" office:value-type="string" calcext:value-type="string">
            <text:p><text:s/>HSA-MIR-107 <text:s/>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GCACCAUUUGAAAUCGGU</text:p>
          </table:table-cell>
          <table:table-cell table:style-name="ce4" office:value-type="string" calcext:value-type="string">
            <text:p><text:s/>HSA-MIR-29C <text:s/>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ACCCUGUAGAUCCGAAUUUGUG</text:p>
          </table:table-cell>
          <table:table-cell table:style-name="ce5" office:value-type="string" calcext:value-type="string">
            <text:p><text:s/>HSA-MIR-10A <text:s/>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CAUUCAACGCUGUCGGUGAGU</text:p>
          </table:table-cell>
          <table:table-cell table:style-name="ce4" office:value-type="string" calcext:value-type="string">
            <text:p><text:s/>HSA-MIR-181A <text:s/>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AAGUGCUUACAGUGCAGGUAGU</text:p>
          </table:table-cell>
          <table:table-cell table:style-name="ce4" office:value-type="string" calcext:value-type="string">
            <text:p><text:s/>HSA-MIR-17-5P <text:s/>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AGGUAGUAGGUUGUGUGGUU</text:p>
          </table:table-cell>
          <table:table-cell table:style-name="ce4" office:value-type="string" calcext:value-type="string">
            <text:p><text:s/>HSA-LET-7B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AGUGCUUAUAGUGCAGGUAG</text:p>
          </table:table-cell>
          <table:table-cell table:style-name="ce4" office:value-type="string" calcext:value-type="string">
            <text:p><text:s/>HSA-MIR-20A <text:s/>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CUGCAGUGAAGGCACUUGU</text:p>
          </table:table-cell>
          <table:table-cell table:style-name="ce4" office:value-type="string" calcext:value-type="string">
            <text:p><text:s/>HSA-MIR-17-3P <text:s/>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AGCAGCACAGAAAUAUUGGC</text:p>
          </table:table-cell>
          <table:table-cell table:style-name="ce5" office:value-type="string" calcext:value-type="string">
            <text:p><text:s/>HSA-MIR-195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GAAUGUAAAGAAGUAUGUA</text:p>
          </table:table-cell>
          <table:table-cell table:style-name="ce5" office:value-type="string" calcext:value-type="string">
            <text:p><text:s/>HSA-MIR-1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GUGCAAUGAUGAAAGGGCAU</text:p>
          </table:table-cell>
          <table:table-cell table:style-name="ce4" office:value-type="string" calcext:value-type="string">
            <text:p><text:s/>HSA-MIR-130B <text:s/>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UGUGCUUGAUCUAACCAUGU</text:p>
          </table:table-cell>
          <table:table-cell table:style-name="ce5" office:value-type="string" calcext:value-type="string">
            <text:p><text:s/>HSA-MIR-218 <text:s/>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GUGCAAUGUUAAAAGGGCAU</text:p>
          </table:table-cell>
          <table:table-cell table:style-name="ce4" office:value-type="string" calcext:value-type="string">
            <text:p><text:s/>HSA-MIR-130A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AGUGCUGUUCGUGCAGGUAG</text:p>
          </table:table-cell>
          <table:table-cell table:style-name="ce4" office:value-type="string" calcext:value-type="string">
            <text:p><text:s/>HSA-MIR-93 <text:s/>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UUGGCAAUGGUAGAACUCACA</text:p>
          </table:table-cell>
          <table:table-cell table:style-name="ce5" office:value-type="string" calcext:value-type="string">
            <text:p><text:s/>HSA-MIR-182 <text:s/>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UGUGCGUGUGACAGCGGCUGA</text:p>
          </table:table-cell>
          <table:table-cell table:style-name="ce4" office:value-type="string" calcext:value-type="string">
            <text:p><text:s/>HSA-MIR-210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UCCCAACCCUUGUACCAGUG</text:p>
          </table:table-cell>
          <table:table-cell table:style-name="ce5" office:value-type="string" calcext:value-type="string">
            <text:p><text:s/>HSA-MIR-150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GCAGCACAUCAUGGUUUACA</text:p>
          </table:table-cell>
          <table:table-cell table:style-name="ce4" office:value-type="string" calcext:value-type="string">
            <text:p><text:s/>HSA-MIR-15B <text:s/>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AGGUAGUAGUUUGUGCUGU</text:p>
          </table:table-cell>
          <table:table-cell table:style-name="ce5" office:value-type="string" calcext:value-type="string">
            <text:p><text:s/>HSA-LET-7I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AAGCUGGGUUGAGAGGGCGAA</text:p>
          </table:table-cell>
          <table:table-cell table:style-name="ce4" office:value-type="string" calcext:value-type="string">
            <text:p><text:s/>HSA-MIR-320 <text:s/>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GCAGCAAUUCAUGUUUUGAA</text:p>
          </table:table-cell>
          <table:table-cell table:style-name="ce4" office:value-type="string" calcext:value-type="string">
            <text:p><text:s/>HSA-MIR-424 <text:s/>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GUGCAAUAGUAUUGUCAAAGC</text:p>
          </table:table-cell>
          <table:table-cell table:style-name="ce4" office:value-type="string" calcext:value-type="string">
            <text:p><text:s/>HSA-MIR-301 <text:s/>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UAAAGUAGAAAGCACUAC</text:p>
          </table:table-cell>
          <table:table-cell table:style-name="ce4" office:value-type="string" calcext:value-type="string">
            <text:p><text:s/>HSA-MIR-142-5P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UACUGUCUGGUAAAACCGU</text:p>
          </table:table-cell>
          <table:table-cell table:style-name="ce4" office:value-type="string" calcext:value-type="string">
            <text:p><text:s/>HSA-MIR-429 <text:s/>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UGGCACUAGCACAUUUUUGC</text:p>
          </table:table-cell>
          <table:table-cell table:style-name="ce4" office:value-type="string" calcext:value-type="string">
            <text:p><text:s/>HSA-MIR-96 <text:s/>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CUAGACUGAAGCUCCUUGAGG</text:p>
          </table:table-cell>
          <table:table-cell table:style-name="ce5" office:value-type="string" calcext:value-type="string">
            <text:p><text:s/>HSA-MIR-151 <text:s/>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UUGUUCGUUCGGCUCGCGUGA</text:p>
          </table:table-cell>
          <table:table-cell table:style-name="ce5" office:value-type="string" calcext:value-type="string">
            <text:p><text:s/>HSA-MIR-375 <text:s/>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UUUGGUUAUCUAGCUGUAUGA</text:p>
          </table:table-cell>
          <table:table-cell table:style-name="ce5" office:value-type="string" calcext:value-type="string">
            <text:p><text:s/>HSA-MIR-9 <text:s/>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GUGCCGCCAUCUUUUGAGUGU</text:p>
          </table:table-cell>
          <table:table-cell table:style-name="ce5" office:value-type="string" calcext:value-type="string">
            <text:p><text:s/>HSA-MIR-371 <text:s/>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UGACCUAUGAAUUGACAGAC</text:p>
          </table:table-cell>
          <table:table-cell table:style-name="ce5" office:value-type="string" calcext:value-type="string">
            <text:p><text:s/>HSA-MIR-215 <text:s/>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CCCGUAGAUCCGAACUUGUG</text:p>
          </table:table-cell>
          <table:table-cell table:style-name="ce4" office:value-type="string" calcext:value-type="string">
            <text:p><text:s/>HSA-MIR-100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UGGUCCCCUUCAACCAGCUGU</text:p>
          </table:table-cell>
          <table:table-cell table:style-name="ce5" office:value-type="string" calcext:value-type="string">
            <text:p><text:s/>HSA-MIR-133A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GGAGCUCACAGUCUAUUGAG</text:p>
          </table:table-cell>
          <table:table-cell table:style-name="ce4" office:value-type="string" calcext:value-type="string">
            <text:p><text:s/>HSA-MIR-28 <text:s/>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UUUCAGUCGGAUGUUUACAGC</text:p>
          </table:table-cell>
          <table:table-cell table:style-name="ce4" office:value-type="string" calcext:value-type="string">
            <text:p><text:s/>HSA-MIR-30E-3P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GUGAAAUGUUUAGGACCACUAG</text:p>
          </table:table-cell>
          <table:table-cell table:style-name="ce5" office:value-type="string" calcext:value-type="string">
            <text:p><text:s/>HSA-MIR-203 <text:s/>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table:style-name="ce6" office:value-type="string" calcext:value-type="string">
            <text:p>AGAGGUAGUAGGUUGCAUAGU</text:p>
          </table:table-cell>
          <table:table-cell table:style-name="ce4" office:value-type="string" calcext:value-type="string">
            <text:p><text:s/>HSA-LET-7D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CAACGGGUAUUUAUUGAGCA</text:p>
          </table:table-cell>
          <table:table-cell table:style-name="ce4" office:value-type="string" calcext:value-type="string">
            <text:p><text:s/>HSA-MIR-95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GUGGUUUUACCCUAUGGUAG</text:p>
          </table:table-cell>
          <table:table-cell table:style-name="ce4" office:value-type="string" calcext:value-type="string">
            <text:p><text:s/>HSA-MIR-140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AGGUAGUUUCCUGUUGUUGG</text:p>
          </table:table-cell>
          <table:table-cell table:style-name="ce5" office:value-type="string" calcext:value-type="string">
            <text:p><text:s/>HSA-MIR-196B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CAGCAUCAGUGAUUUUGUUGA</text:p>
          </table:table-cell>
          <table:table-cell table:style-name="ce5" office:value-type="string" calcext:value-type="string">
            <text:p><text:s/>HSA-MIR-338 <text:s/>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AAUGCCCCUAAAAAUCCUUAU</text:p>
          </table:table-cell>
          <table:table-cell table:style-name="ce5" office:value-type="string" calcext:value-type="string">
            <text:p><text:s/>HSA-MIR-365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AAGAAUUCUCCUUUUGGGCUU</text:p>
          </table:table-cell>
          <table:table-cell table:style-name="ce4" office:value-type="string" calcext:value-type="string">
            <text:p><text:s/>HSA-MIR-186 <text:s/>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UCACACAGAAAUCGCACCCGUC</text:p>
          </table:table-cell>
          <table:table-cell table:style-name="ce5" office:value-type="string" calcext:value-type="string">
            <text:p><text:s/>HSA-MIR-342 <text:s/>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CCAGUGUUCAGACUACCUGUUC</text:p>
          </table:table-cell>
          <table:table-cell table:style-name="ce4" office:value-type="string" calcext:value-type="string">
            <text:p><text:s/>HSA-MIR-199A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CAUUCAUUGCUGUCGGUGGG</text:p>
          </table:table-cell>
          <table:table-cell table:style-name="ce4" office:value-type="string" calcext:value-type="string">
            <text:p><text:s/>HSA-MIR-181B <text:s/>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CAGCAGGCACAGACAGGCAG</text:p>
          </table:table-cell>
          <table:table-cell table:style-name="ce5" office:value-type="string" calcext:value-type="string">
            <text:p><text:s/>HSA-MIR-214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CACCCGUAGAACCGACCUUGCG</text:p>
          </table:table-cell>
          <table:table-cell table:style-name="ce5" office:value-type="string" calcext:value-type="string">
            <text:p><text:s/>HSA-MIR-99B <text:s/>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CAGUGCACUACAGAACUUUGU</text:p>
          </table:table-cell>
          <table:table-cell table:style-name="ce4" office:value-type="string" calcext:value-type="string">
            <text:p><text:s/>HSA-MIR-148A <text:s/>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GCAGCACACUGUGGUUUGU</text:p>
          </table:table-cell>
          <table:table-cell table:style-name="ce4" office:value-type="string" calcext:value-type="string">
            <text:p><text:s/>HSA-MIR-497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GCCCCUGGGCCUAUCCUAGAA</text:p>
          </table:table-cell>
          <table:table-cell table:style-name="ce5" office:value-type="string" calcext:value-type="string">
            <text:p><text:s/>HSA-MIR-331 <text:s/>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GAAGACUAGUGAUUUUGUUG</text:p>
          </table:table-cell>
          <table:table-cell table:style-name="ce5" office:value-type="string" calcext:value-type="string">
            <text:p><text:s/>HSA-MIR-7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GCAGUGUCUUAGCUGGUUGUU</text:p>
          </table:table-cell>
          <table:table-cell table:style-name="ce4" office:value-type="string" calcext:value-type="string">
            <text:p><text:s/>HSA-MIR-34A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AAUGCUAAUCGUGAUAGGGG</text:p>
          </table:table-cell>
          <table:table-cell table:style-name="ce4" office:value-type="string" calcext:value-type="string">
            <text:p><text:s/>HSA-MIR-155 <text:s/>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ACAGUGAACCGGUCUCUUUC</text:p>
          </table:table-cell>
          <table:table-cell table:style-name="ce5" office:value-type="string" calcext:value-type="string">
            <text:p><text:s/>HSA-MIR-128B <text:s/>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CACAGUGAACCGGUCUCUUUU</text:p>
          </table:table-cell>
          <table:table-cell table:style-name="ce4" office:value-type="string" calcext:value-type="string">
            <text:p><text:s/>HSA-MIR-128A <text:s/>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AUGGCUUUUCAUUCCUAUGUG</text:p>
          </table:table-cell>
          <table:table-cell table:style-name="ce5" office:value-type="string" calcext:value-type="string">
            <text:p><text:s/>HSA-MIR-135B <text:s/>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AGUGCAUGACAGAACUUGGG</text:p>
          </table:table-cell>
          <table:table-cell table:style-name="ce5" office:value-type="string" calcext:value-type="string">
            <text:p><text:s/>HSA-MIR-152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AGGUAGUAAGUUGUAUUGUU</text:p>
          </table:table-cell>
          <table:table-cell table:style-name="ce4" office:value-type="string" calcext:value-type="string">
            <text:p><text:s/>HSA-MIR-98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UUUGCGAUGUGUUCCUAAUA</text:p>
          </table:table-cell>
          <table:table-cell table:style-name="ce4" office:value-type="string" calcext:value-type="string">
            <text:p><text:s/>HSA-MIR-450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UGGCUCCGUGUCUUCACUCC</text:p>
          </table:table-cell>
          <table:table-cell table:style-name="ce5" office:value-type="string" calcext:value-type="string">
            <text:p><text:s/>HSA-MIR-149 <text:s/>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GCAAAGCACACGGCCUGCAGAGA</text:p>
          </table:table-cell>
          <table:table-cell table:style-name="ce5" office:value-type="string" calcext:value-type="string">
            <text:p><text:s/>HSA-MIR-330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AGGUAGUAGGUUGUAUGGUU</text:p>
          </table:table-cell>
          <table:table-cell table:style-name="ce4" office:value-type="string" calcext:value-type="string">
            <text:p><text:s/>HSA-LET-7C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CUGGCCCUCAAAGUCCCGCUUU</text:p>
          </table:table-cell>
          <table:table-cell table:style-name="ce4" office:value-type="string" calcext:value-type="string">
            <text:p><text:s/>HSA-MIR-193B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UCAGUUUGUCAAAUACCCC</text:p>
          </table:table-cell>
          <table:table-cell table:style-name="ce5" office:value-type="string" calcext:value-type="string">
            <text:p><text:s/>HSA-MIR-223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AGGUAGGAGGUUGUAUAGU</text:p>
          </table:table-cell>
          <table:table-cell table:style-name="ce4" office:value-type="string" calcext:value-type="string">
            <text:p><text:s/>HSA-LET-7E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CCUGAGACCCUUUAACCUGUG</text:p>
          </table:table-cell>
          <table:table-cell table:style-name="ce5" office:value-type="string" calcext:value-type="string">
            <text:p><text:s/>HSA-MIR-125A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CUCCAUUUGUUUUGAUGAUGGA</text:p>
          </table:table-cell>
          <table:table-cell table:style-name="ce4" office:value-type="string" calcext:value-type="string">
            <text:p><text:s/>HSA-MIR-136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UGGCACUGGUAGAAUUCACUG</text:p>
          </table:table-cell>
          <table:table-cell table:style-name="ce4" office:value-type="string" calcext:value-type="string">
            <text:p><text:s/>HSA-MIR-183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CACCACCUUCUCCACCCAGC</text:p>
          </table:table-cell>
          <table:table-cell table:style-name="ce4" office:value-type="string" calcext:value-type="string">
            <text:p><text:s/>HSA-MIR-197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UUGCACGGUAUCCAUCUGUAA</text:p>
          </table:table-cell>
          <table:table-cell table:style-name="ce4" office:value-type="string" calcext:value-type="string">
            <text:p><text:s/>HSA-MIR-363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UACAGUGCACGUGUCU</text:p>
          </table:table-cell>
          <table:table-cell table:style-name="ce5" office:value-type="string" calcext:value-type="string">
            <text:p><text:s/>HSA-MIR-139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AAGUGCUUACAGUGCAGGUAGC</text:p>
          </table:table-cell>
          <table:table-cell table:style-name="ce4" office:value-type="string" calcext:value-type="string">
            <text:p><text:s/>HSA-MIR-106A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GAGAGAAAGGCAGUUC</text:p>
          </table:table-cell>
          <table:table-cell table:style-name="ce4" office:value-type="string" calcext:value-type="string">
            <text:p><text:s/>HSA-MIR-185 <text:s/>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ACAUUCAACCUGUCGGUGAGU</text:p>
          </table:table-cell>
          <table:table-cell table:style-name="ce5" office:value-type="string" calcext:value-type="string">
            <text:p><text:s/>HSA-MIR-181C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CAUCCCUUGCAUGGUGGAGGGU</text:p>
          </table:table-cell>
          <table:table-cell table:style-name="ce5" office:value-type="string" calcext:value-type="string">
            <text:p><text:s/>HSA-MIR-188 <text:s/>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AAGGUGCAUCUAGUGCAGUUA</text:p>
          </table:table-cell>
          <table:table-cell table:style-name="ce5" office:value-type="string" calcext:value-type="string">
            <text:p><text:s/>HSA-MIR-18B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GUGCUUCCAUGUUUUAGUAG</text:p>
          </table:table-cell>
          <table:table-cell table:style-name="ce4" office:value-type="string" calcext:value-type="string">
            <text:p><text:s/>HSA-MIR-302B <text:s/>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CCAGUGUUUAGACUAUCUGUUC</text:p>
          </table:table-cell>
          <table:table-cell table:style-name="ce4" office:value-type="string" calcext:value-type="string">
            <text:p><text:s/>HSA-MIR-199B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AAGACUUGCAGUGAUGUUUAA</text:p>
          </table:table-cell>
          <table:table-cell table:style-name="ce4" office:value-type="string" calcext:value-type="string">
            <text:p><text:s/>HSA-MIR-499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GAAUGUUGCUCGGUGAACCCCU</text:p>
          </table:table-cell>
          <table:table-cell table:style-name="ce4" office:value-type="string" calcext:value-type="string">
            <text:p><text:s/>HSA-MIR-409-3P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UCGGGAAUGUCGUGUCCGCC</text:p>
          </table:table-cell>
          <table:table-cell table:style-name="ce4" office:value-type="string" calcext:value-type="string">
            <text:p><text:s/>HSA-MIR-425 <text:s/>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UGCAUAGUCACAAAAGUGA</text:p>
          </table:table-cell>
          <table:table-cell table:style-name="ce5" office:value-type="string" calcext:value-type="string">
            <text:p><text:s/>HSA-MIR-153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CUUCAUUCCACCGGAGUCUG</text:p>
          </table:table-cell>
          <table:table-cell table:style-name="ce5" office:value-type="string" calcext:value-type="string">
            <text:p><text:s/>HSA-MIR-205 <text:s/>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AUUGUCCAAACGCAAUUCU</text:p>
          </table:table-cell>
          <table:table-cell table:style-name="ce5" office:value-type="string" calcext:value-type="string">
            <text:p><text:s/>HSA-MIR-219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GCAUCCCCUAGGGCAUUGGUGU</text:p>
          </table:table-cell>
          <table:table-cell table:style-name="ce4" office:value-type="string" calcext:value-type="string">
            <text:p><text:s/>HSA-MIR-324-5P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CCCUGUCCUCCAGGAGCUCA</text:p>
          </table:table-cell>
          <table:table-cell table:style-name="ce4" office:value-type="string" calcext:value-type="string">
            <text:p><text:s/>HSA-MIR-339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GCUGGUGUUGUGAAUC</text:p>
          </table:table-cell>
          <table:table-cell table:style-name="ce5" office:value-type="string" calcext:value-type="string">
            <text:p><text:s/>HSA-MIR-138 <text:s/>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AGAACUGAAUUCCAUGGGUU</text:p>
          </table:table-cell>
          <table:table-cell table:style-name="ce4" office:value-type="string" calcext:value-type="string">
            <text:p><text:s/>HSA-MIR-146A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GCUCGGUCUGAGGCCCCUCAG</text:p>
          </table:table-cell>
          <table:table-cell table:style-name="ce4" office:value-type="string" calcext:value-type="string">
            <text:p><text:s/>HSA-MIR-423 <text:s/>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GUCAACACUUGCUGGUUUCCUC</text:p>
          </table:table-cell>
          <table:table-cell table:style-name="ce4" office:value-type="string" calcext:value-type="string">
            <text:p><text:s/>HSA-MIR-505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CCCGUAGAUCCGAUCUUGUG</text:p>
          </table:table-cell>
          <table:table-cell table:style-name="ce4" office:value-type="string" calcext:value-type="string">
            <text:p><text:s/>HSA-MIR-99A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UCCUUGGAACCUAGGUGUGAG</text:p>
          </table:table-cell>
          <table:table-cell table:style-name="ce4" office:value-type="string" calcext:value-type="string">
            <text:p><text:s/>HSA-MIR-362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GCACAUUACACGGUCGACCUCU</text:p>
          </table:table-cell>
          <table:table-cell table:style-name="ce5" office:value-type="string" calcext:value-type="string">
            <text:p><text:s/>HSA-MIR-323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UAUCAGAAUCUCCAGGGGUAC</text:p>
          </table:table-cell>
          <table:table-cell table:style-name="ce5" office:value-type="string" calcext:value-type="string">
            <text:p><text:s/>HSA-MIR-361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CCCUGUAGAACCGAAUUUGU</text:p>
          </table:table-cell>
          <table:table-cell table:style-name="ce4" office:value-type="string" calcext:value-type="string">
            <text:p><text:s/>HSA-MIR-10B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GGUUAUCCGUGUUGCCUUCG</text:p>
          </table:table-cell>
          <table:table-cell table:style-name="ce4" office:value-type="string" calcext:value-type="string">
            <text:p><text:s/>HSA-MIR-154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GGUAGUUUCAUGUUGUUGG</text:p>
          </table:table-cell>
          <table:table-cell table:style-name="ce4" office:value-type="string" calcext:value-type="string">
            <text:p><text:s/>HSA-MIR-196A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CACUGCCCCAGGUGCUGCUGG</text:p>
          </table:table-cell>
          <table:table-cell table:style-name="ce4" office:value-type="string" calcext:value-type="string">
            <text:p><text:s/>HSA-MIR-324-3P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CAUUCAUUGUUGUCGGUGGGUU</text:p>
          </table:table-cell>
          <table:table-cell table:style-name="ce4" office:value-type="string" calcext:value-type="string">
            <text:p><text:s/>HSA-MIR-181D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UAUAACACAGAUGGCCUGUU</text:p>
          </table:table-cell>
          <table:table-cell table:style-name="ce4" office:value-type="string" calcext:value-type="string">
            <text:p><text:s/>HSA-MIR-410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CUGGACUUGGAGUCAGAAGGCC</text:p>
          </table:table-cell>
          <table:table-cell table:style-name="ce5" office:value-type="string" calcext:value-type="string">
            <text:p><text:s/>HSA-MIR-422B <text:s/>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AUAUGUUUGAUAUAUUAGGU</text:p>
          </table:table-cell>
          <table:table-cell table:style-name="ce5" office:value-type="string" calcext:value-type="string">
            <text:p><text:s/>HSA-MIR-190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CUCCUGACUCCAGGUCCUGUGU</text:p>
          </table:table-cell>
          <table:table-cell table:style-name="ce5" office:value-type="string" calcext:value-type="string">
            <text:p><text:s/>HSA-MIR-378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AUUGCACUUUAGCAAUGGUGA</text:p>
          </table:table-cell>
          <table:table-cell table:style-name="ce5" office:value-type="string" calcext:value-type="string">
            <text:p><text:s/>HSA-MIR-367 <text:s/>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AGAACUGAAUUCCAUAGGCU</text:p>
          </table:table-cell>
          <table:table-cell table:style-name="ce4" office:value-type="string" calcext:value-type="string">
            <text:p><text:s/>HSA-MIR-146B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AACAGUCUACAGCCAUGGUCG</text:p>
          </table:table-cell>
          <table:table-cell table:style-name="ce5" office:value-type="string" calcext:value-type="string">
            <text:p><text:s/>HSA-MIR-132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UCACACAAAGGCAACUUUUGU</text:p>
          </table:table-cell>
          <table:table-cell table:style-name="ce5" office:value-type="string" calcext:value-type="string">
            <text:p><text:s/>HSA-MIR-377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AAGGCACGCGGUGAAUGCCA</text:p>
          </table:table-cell>
          <table:table-cell table:style-name="ce4" office:value-type="string" calcext:value-type="string">
            <text:p><text:s/>HSA-MIR-124A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UGUGGGAUGGUAAACCGCUU</text:p>
          </table:table-cell>
          <table:table-cell table:style-name="ce4" office:value-type="string" calcext:value-type="string">
            <text:p><text:s/>HSA-MIR-299-3P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UUUGCAGAGGAAACUGAGAC</text:p>
          </table:table-cell>
          <table:table-cell table:style-name="ce4" office:value-type="string" calcext:value-type="string">
            <text:p><text:s/>HSA-MIR-452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UCCUUUGUCCCUGGGUGAGA</text:p>
          </table:table-cell>
          <table:table-cell table:style-name="ce4" office:value-type="string" calcext:value-type="string">
            <text:p><text:s/>HSA-MIR-501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UUGACACUUCUGUGAGUAG</text:p>
          </table:table-cell>
          <table:table-cell table:style-name="ce4" office:value-type="string" calcext:value-type="string">
            <text:p><text:s/>HSA-MIR-514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CCAUCGACCGUUGAUUGUACC</text:p>
          </table:table-cell>
          <table:table-cell table:style-name="ce5" office:value-type="string" calcext:value-type="string">
            <text:p><text:s/>HSA-MIR-213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CUGACUCCUAGUCCAGGGC</text:p>
          </table:table-cell>
          <table:table-cell table:style-name="ce5" office:value-type="string" calcext:value-type="string">
            <text:p><text:s/>HSA-MIR-345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AUACAAGGGCAAGCUCUCUGU</text:p>
          </table:table-cell>
          <table:table-cell table:style-name="ce5" office:value-type="string" calcext:value-type="string">
            <text:p><text:s/>HSA-MIR-381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AGUCACUAGUGGUUCCGUUUA</text:p>
          </table:table-cell>
          <table:table-cell table:style-name="ce4" office:value-type="string" calcext:value-type="string">
            <text:p><text:s/>HSA-MIR-224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GGGCCCCCCCUCAAUCCUGU</text:p>
          </table:table-cell>
          <table:table-cell table:style-name="ce4" office:value-type="string" calcext:value-type="string">
            <text:p><text:s/>HSA-MIR-296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GUGCUUCCAUGUUUUGGUGA</text:p>
          </table:table-cell>
          <table:table-cell table:style-name="ce4" office:value-type="string" calcext:value-type="string">
            <text:p><text:s/>HSA-MIR-302A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GUGCUUCCAUGUUUCAGUGG</text:p>
          </table:table-cell>
          <table:table-cell table:style-name="ce4" office:value-type="string" calcext:value-type="string">
            <text:p><text:s/>HSA-MIR-302C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AGUGCUUCCAUGUUUGAGUGU</text:p>
          </table:table-cell>
          <table:table-cell table:style-name="ce4" office:value-type="string" calcext:value-type="string">
            <text:p><text:s/>HSA-MIR-302D <text:s/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AUGGCUUUUUAUUCCUAUGUGA</text:p>
          </table:table-cell>
          <table:table-cell table:style-name="ce4" office:value-type="string" calcext:value-type="string">
            <text:p><text:s/>HSA-MIR-135A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UUUCAGUCGGAUGUUUGCAGC</text:p>
          </table:table-cell>
          <table:table-cell table:style-name="ce4" office:value-type="string" calcext:value-type="string">
            <text:p><text:s/>HSA-MIR-30A-3P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AAGUGCUCAUAGUGCAGGUAG</text:p>
          </table:table-cell>
          <table:table-cell table:style-name="ce4" office:value-type="string" calcext:value-type="string">
            <text:p><text:s/>HSA-MIR-20B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ACAAACAUGGUGCACUUCUUU</text:p>
          </table:table-cell>
          <table:table-cell table:style-name="ce4" office:value-type="string" calcext:value-type="string">
            <text:p><text:s/>HSA-MIR-495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CAGUGCAUCACAGAACUUUGU</text:p>
          </table:table-cell>
          <table:table-cell table:style-name="ce5" office:value-type="string" calcext:value-type="string">
            <text:p><text:s/>HSA-MIR-148B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GACGGAGAACUGAUAAGGGU</text:p>
          </table:table-cell>
          <table:table-cell table:style-name="ce5" office:value-type="string" calcext:value-type="string">
            <text:p><text:s/>HSA-MIR-184 <text:s/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UCCCUUUGUCAUCCUAUGCCU</text:p>
          </table:table-cell>
          <table:table-cell table:style-name="ce5" office:value-type="string" calcext:value-type="string">
            <text:p><text:s/>HSA-MIR-204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GUUUACCGUCCCACAUACAU</text:p>
          </table:table-cell>
          <table:table-cell table:style-name="ce4" office:value-type="string" calcext:value-type="string">
            <text:p><text:s/>HSA-MIR-299-5P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CCUCUGGGCCCUUCCUCCAG</text:p>
          </table:table-cell>
          <table:table-cell table:style-name="ce5" office:value-type="string" calcext:value-type="string">
            <text:p><text:s/>HSA-MIR-326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AGGCAGUGUAGUUAGCUGAUUGC</text:p>
          </table:table-cell>
          <table:table-cell table:style-name="ce5" office:value-type="string" calcext:value-type="string">
            <text:p><text:s/>HSA-MIR-34C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UGGUAGACUAUGGAACGUA</text:p>
          </table:table-cell>
          <table:table-cell table:style-name="ce5" office:value-type="string" calcext:value-type="string">
            <text:p><text:s/>HSA-MIR-379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GAAGUUGUUCGUGGUGGAUUCG</text:p>
          </table:table-cell>
          <table:table-cell table:style-name="ce5" office:value-type="string" calcext:value-type="string">
            <text:p><text:s/>HSA-MIR-382 <text:s/>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GCAGUGUAUUGUUAGCUGGU</text:p>
          </table:table-cell>
          <table:table-cell table:style-name="ce4" office:value-type="string" calcext:value-type="string">
            <text:p><text:s/>HSA-MIR-449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CUCAGCCUUGAGGGCACUUUC</text:p>
          </table:table-cell>
          <table:table-cell table:style-name="ce4" office:value-type="string" calcext:value-type="string">
            <text:p><text:s/>HSA-MIR-512-1 5P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CUCAGCCUUGAGGGCACUUUC</text:p>
          </table:table-cell>
          <table:table-cell table:style-name="ce4" office:value-type="string" calcext:value-type="string">
            <text:p><text:s/>HSA-MIR-512-2 5P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GAAACAUACACGGGAAACCUCUU</text:p>
          </table:table-cell>
          <table:table-cell table:style-name="ce4" office:value-type="string" calcext:value-type="string">
            <text:p><text:s/>HSA-MIR-494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UCAAGCCAGGGGGCGUUUUUC</text:p>
          </table:table-cell>
          <table:table-cell table:style-name="ce4" office:value-type="string" calcext:value-type="string">
            <text:p><text:s/>HSA-MIR-498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UCCUUGCUAUCUGGGUGCUA</text:p>
          </table:table-cell>
          <table:table-cell table:style-name="ce4" office:value-type="string" calcext:value-type="string">
            <text:p><text:s/>HSA-MIR-502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UUUUGCACCUUUUGGAGUGAA</text:p>
          </table:table-cell>
          <table:table-cell table:style-name="ce4" office:value-type="string" calcext:value-type="string">
            <text:p><text:s/>HSA-MIR-507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UCGUGCAUCCCUUUAGAGUGUU</text:p>
          </table:table-cell>
          <table:table-cell table:style-name="ce4" office:value-type="string" calcext:value-type="string">
            <text:p><text:s/>HSA-MIR-517A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UCGUGCAUCCUUUUAGAGUGU</text:p>
          </table:table-cell>
          <table:table-cell table:style-name="ce4" office:value-type="string" calcext:value-type="string">
            <text:p><text:s/>HSA-MIR-517C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CAAAGCGCUCCCCUUUAGAGGU</text:p>
          </table:table-cell>
          <table:table-cell table:style-name="ce4" office:value-type="string" calcext:value-type="string">
            <text:p><text:s/>HSA-MIR-518B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AGUGCUUCUCUUUGGUGGGUU</text:p>
          </table:table-cell>
          <table:table-cell table:style-name="ce4" office:value-type="string" calcext:value-type="string">
            <text:p><text:s/>HSA-MIR-520D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CAAAGUGCUUCCCUUUAGAGUGU</text:p>
          </table:table-cell>
          <table:table-cell table:style-name="ce4" office:value-type="string" calcext:value-type="string">
            <text:p><text:s/>HSA-MIR-520G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CAAAGUGCUUCCCUUUAGAGU</text:p>
          </table:table-cell>
          <table:table-cell table:style-name="ce4" office:value-type="string" calcext:value-type="string">
            <text:p><text:s/>HSA-MIR-520H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AACGCACUUCCCUUUAGAGUGU</text:p>
          </table:table-cell>
          <table:table-cell table:style-name="ce4" office:value-type="string" calcext:value-type="string">
            <text:p><text:s/>HSA-MIR-521 <text:s/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7" office:value-type="string" calcext:value-type="string">
            <text:p>CUCCAGAGGGAUGCACUUUCU</text:p>
          </table:table-cell>
          <table:table-cell table:style-name="ce7" office:value-type="string" calcext:value-type="string">
            <text:p><text:s/>HSA-MIR-525 <text:s/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 table:style-name="ce8" office:value-type="string" calcext:value-type="string" table:number-columns-spanned="12" table:number-rows-spanned="1">
            <text:p>Abbreviations for the Evidence column are as follows: <text:span text:style-name="T1">H</text:span><text:span text:style-name="T2">, evidence of homology to other species (not directly cloned prior to this study); </text:span><text:span text:style-name="T3">C</text:span><text:span text:style-name="T4">, evidence by direct cloning; </text:span><text:span text:style-name="T5">AC</text:span><text:span text:style-name="T4">, evidence by array cloning </text:span></text:p>
          </table:table-cell>
          <table:covered-table-cell table:number-columns-repeated="2" table:style-name="ce11"/>
          <table:covered-table-cell table:number-columns-repeated="9"/>
        </table:table-row>
        <table:table-row table:style-name="ro3" table:number-rows-repeated="1048372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3:06:26.453608068</meta:creation-date>
    <dc:date>2017-10-04T23:08:09.218051394</dc:date>
    <meta:editing-duration>PT1M42S</meta:editing-duration>
    <meta:editing-cycles>1</meta:editing-cycles>
    <meta:document-statistic meta:table-count="1" meta:cell-count="605" meta:object-count="0"/>
    <meta:generator>LibreOffice/5.3.1.2$Linux_X86_64 LibreOffice_project/30m0$Build-2</meta:generator>
  </office:meta>
</office:document-meta>
</file>